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P1" style:parent-style-name="Standard" style:family="paragraph">
      <style:text-properties fo:color="#000000" fo:font-family="Sans Serif"/>
    </style:style>
    <style:style style:name="P2" style:parent-style-name="Standard" style:family="paragraph">
      <style:paragraph-properties fo:text-align="left"/>
      <style:text-properties fo:color="#000000" fo:font-family="Sans Serif"/>
    </style:style>
    <style:style style:name="P3" style:parent-style-name="Standard" style:family="paragraph">
      <style:paragraph-properties fo:text-align="center"/>
      <style:text-properties fo:color="#000000" fo:font-family="Sans Serif"/>
    </style:style>
  </office:automatic-styles>
  <office:body>
    <office:text>
      <text:tracked-changes text:track-changes="false"/>
      <text:p text:style-name="P1">Main.py file - main file with main Thread of the application. It has an Channel and mainwindow classes in it.</text:p>
      <text:p text:style-name="P1"/>
      <text:p text:style-name="P2"><text:span text:style-name="T1">Class Channel</text:span></text:p>
      <text:p text:style-name="P1"/>
      <text:p text:style-name="P1">Class Channel has three variables:</text:p>
      <text:p text:style-name="P1"><text:span text:style-name="T2">Channel.Chart1</text:span><text:s/>- type Bool - is the Channel broadcasted on the 1st Chart</text:p>
      <text:p text:style-name="P1"><text:span text:style-name="T2">Channel.Chart2<text:s/></text:span>- type Bool - is the Channel broadcasted on the 1st Chart</text:p>
      <text:p text:style-name="P1"><text:span text:style-name="T2">Channel.Data</text:span><text:s/>- type list - all data connected to that Channel ( broadcasted data)</text:p>
      <text:p text:style-name="P1"/>
      <text:p text:style-name="P1">Class Channel has three methods:</text:p>
      <text:p text:style-name="P1"><text:span text:style-name="T2">Channel.trigerred_action_chart1(self)</text:span><text:s/>- a method that turns Chart1 variables of all other Channels to False if the Channel is turning on or simply turns Chart1 variable off if the Channel is turning off</text:p>
      <text:p text:style-name="P1"><text:span text:style-name="T2">Channel.trigerred_action_chart2(self)</text:span><text:s/>- a method that turns Chart2 variables of all other Channels to False if the Channel is turning on or simply turns Chart2 variable off if the Channel is turning off</text:p>
      <text:p text:style-name="P1"><text:span text:style-name="T2">Channel.create_channel(name)</text:span><text:s/>- a method that creates new Channel class object with the name 'name'</text:p>
      <text:p text:style-name="P1"/>
      <text:p text:style-name="P2"><text:span text:style-name="T1">Class mainwindow</text:span></text:p>
      <text:p text:style-name="P3"/>
      <text:p text:style-name="P1">Class mainwindow has next list of variables:</text:p>
      <text:p text:style-name="P1"/>
      <text:p text:style-name="P1"><text:span text:style-name="T2">mainwindow.delay</text:span><text:s/>- type int - delay within data collection from ADC_module</text:p>
      <text:p text:style-name="P1"><text:span text:style-name="T2">mainwindow.Pen<text:s/></text:span>- type list ex. =(255,0,0) - a Pen for graphics</text:p>
      <text:p text:style-name="P1"><text:span text:style-name="T2">mainwindow.data_line</text:span><text:s/>- data for Chart1 graphic<text:s/></text:p>
      <text:p text:style-name="P1"><text:span text:style-name="T2">mainwindow.data_line _2</text:span>- data for Chart2 graphic</text:p>
      <text:p text:style-name="P1"><text:span text:style-name="T2">mainwindow.Channels<text:s/></text:span>- list of all created Channels</text:p>
      <text:p text:style-name="P1"><text:span text:style-name="T2">mainwindow.ADC_on</text:span><text:s/>- type Bool - Neither the ADC has started or not connected to neither the plot data is started to collect</text:p>
      <text:p text:style-name="P1"><text:span text:style-name="T2">mainwindow.Channel_Names</text:span><text:s/>- list of Channel names</text:p>
      <text:p text:style-name="P1"><text:span text:style-name="T2">mainwindow.t</text:span><text:s/>- plot time array</text:p>
      <text:p text:style-name="P1"/>
      <text:p text:style-name="P1">Class mainwindow has next list of methods:</text:p>
      <text:p text:style-name="P1"/>
      <text:p text:style-name="P1"><text:span text:style-name="T2">mainwindow.ADC_init(self)</text:span><text:s text:c="2"/>- initialisation of Channels and ADC_on flag</text:p>
      <text:p text:style-name="P1"><text:span text:style-name="T2">mainwindow.ADC_stop(self)</text:span><text:s/>- ADC_on flag to false</text:p>
      <text:p text:style-name="P1"><text:span text:style-name="T2">mainwindow.channel_switcher(self)</text:span><text:s/>- connects Channel triggers to buttons from Menu's Chart1 and Chart2</text:p>
      <text:p text:style-name="P1"><text:span text:style-name="T2">mainwindow.update_data(self)</text:span><text:s/>- if ADC_on flag is True data from ADC is starts to append to all Channels.Data</text:p>
      <text:p text:style-name="P1"><text:span text:style-name="T2">mainwindow.update_plot(self)</text:span><text:s/>- if ADC_on flag is True data from active Chart1 or Chart2 Channel starts to add to data_line and data_line_2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mastersthesis" style:display-name="Bibliography mastersthesis" style:family="paragraph"/>
    <style:style style:name="Bibliography_20manual" style:display-name="Bibliography manual" style:family="paragraph"/>
    <style:style style:name="Bibliography_20journal" style:display-name="Bibliography journal" style:family="paragraph"/>
    <style:style style:name="Bibliography_20inproceedings" style:display-name="Bibliography inproceedings" style:family="paragraph"/>
    <style:style style:name="Bibliography_20incollection" style:display-name="Bibliography incollection" style:family="paragraph"/>
    <style:style style:name="Bibliography_20inbook" style:display-name="Bibliography inbook" style:family="paragraph"/>
    <style:style style:name="Bibliography_20email" style:display-name="Bibliography email" style:family="paragraph"/>
    <style:style style:name="Bibliography_20conference" style:display-name="Bibliography conference" style:family="paragraph"/>
    <style:style style:name="Bibliography_20booklet" style:display-name="Bibliography booklet" style:family="paragraph"/>
    <style:style style:name="Bibliography_20book" style:display-name="Bibliography book" style:family="paragraph"/>
    <style:style style:name="Bibliography_20article" style:display-name="Bibliography article" style:family="paragraph"/>
    <style:style style:name="Endnote" style:display-name="Endnote" style:family="paragraph" style:next-style-name=""/>
    <style:style style:name="Footnote" style:display-name="Footnote" style:family="paragraph" style:next-style-name=""/>
    <style:style style:name="Bibliography_20custom5" style:display-name="Bibliography custom5" style:family="paragraph"/>
    <style:style style:name="Bibliography_20custom4" style:display-name="Bibliography custom4" style:family="paragraph"/>
    <style:style style:name="Bibliography_20custom3" style:display-name="Bibliography custom3" style:family="paragraph"/>
    <style:style style:name="Bibliography_20custom2" style:display-name="Bibliography custom2" style:family="paragraph"/>
    <style:style style:name="Bibliography_20custom1" style:display-name="Bibliography custom1" style:family="paragraph"/>
    <style:style style:name="Bibliography_20www" style:display-name="Bibliography www" style:family="paragraph"/>
    <style:style style:name="Bullet_20List" style:display-name="Bullet List" style:family="paragraph" style:list-style-name="L6">
      <style:text-properties fo:font-size="12.000000000000000pt"/>
    </style:style>
    <style:style style:name="Enumerated_20List" style:display-name="Enumerated List" style:family="paragraph" style:list-style-name="L4">
      <style:text-properties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Standard" style:display-name="Standard" style:family="paragraph">
      <style:text-properties fo:font-size="12.000000000000000pt"/>
    </style:style>
    <style:style style:name="Contents_2010" style:display-name="Contents 10" style:family="paragraph">
      <style:paragraph-properties fo:margin-left="72.000000000000000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Contents_209" style:display-name="Contents 9" style:family="paragraph">
      <style:paragraph-properties fo:margin-left="64.000000000000000pt"/>
    </style:style>
    <style:style style:name="Contents_208" style:display-name="Contents 8" style:family="paragraph">
      <style:paragraph-properties fo:margin-left="56.000000000000000pt"/>
    </style:style>
    <style:style style:name="Contents_207" style:display-name="Contents 7" style:family="paragraph">
      <style:paragraph-properties fo:margin-left="48.000000000000000pt"/>
    </style:style>
    <style:style style:name="Contents_206" style:display-name="Contents 6" style:family="paragraph">
      <style:paragraph-properties fo:margin-left="40.000000000000000pt"/>
    </style:style>
    <style:style style:name="Contents_205" style:display-name="Contents 5" style:family="paragraph">
      <style:paragraph-properties fo:margin-left="32.000000000000000pt"/>
    </style:style>
    <style:style style:name="Contents_204" style:display-name="Contents 4" style:family="paragraph">
      <style:paragraph-properties fo:margin-left="24.000000000000000pt"/>
    </style:style>
    <style:style style:name="Contents_203" style:display-name="Contents 3" style:family="paragraph">
      <style:paragraph-properties fo:margin-left="16.000000000000000pt"/>
    </style:style>
    <style:style style:name="Contents_202" style:display-name="Contents 2" style:family="paragraph">
      <style:paragraph-properties fo:margin-left="8.000000000000000pt"/>
    </style:style>
    <style:style style:name="Contents_201" style:display-name="Contents 1" style:family="paragraph">
      <style:paragraph-properties fo:margin-left="0.000000000000000pt"/>
    </style:style>
    <style:style style:name="Bibliography_20unpublished" style:display-name="Bibliography unpublished" style:family="paragraph"/>
    <style:style style:name="Bibliography_20techreport" style:display-name="Bibliography techreport" style:family="paragraph"/>
    <style:style style:name="Bibliography_20proceedings" style:display-name="Bibliography proceedings" style:family="paragraph"/>
    <style:style style:name="Bibliography_20phdthesis" style:display-name="Bibliography phdthesis" style:family="paragraph"/>
    <style:style style:name="Bibliography_20misc" style:display-name="Bibliography misc" style:family="paragraph"/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style:style style:name="Footnote_20Symbol" style:display-name="Footnote Symbol" style:family="text"/>
    <style:style style:name="Footnote_20anchor" style:display-name="Footnote anchor" style:family="text">
      <style:text-properties style:text-position="super"/>
    </style: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2</meta:editing-cycles>
    <dc:date>2020-01-24T20:19:25</dc:date>
    <meta:creation-date>2008-08-22T11:41:04</meta:creation-date>
    <dc:creator>Игорь Махотка</dc:creator>
  </office:meta>
</office:document-meta>
</file>